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1000000723DFA2129.png"/>
  <manifest:file-entry manifest:media-type="" manifest:full-path="Pictures/2000003B0001798C000063383D9D8A14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style:font-name="Arial" style:font-weight-complex="bold"/>
    </style:style>
    <style:style style:name="P2" style:family="paragraph" style:parent-style-name="Standard">
      <style:text-properties style:font-name="Arial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ff0000" style:font-name="Arial" style:text-underline-style="solid" style:text-underline-width="auto" style:text-underline-color="font-color"/>
    </style:style>
    <style:style style:name="P6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style:font-name="Book Antiqua" fo:font-size="8pt" style:font-size-asian="8pt"/>
    </style:style>
    <style:style style:name="P7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</style:style>
    <style:style style:name="P8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style:font-name="Arial (W1)" fo:font-size="8pt" style:font-size-asian="8pt"/>
    </style:style>
    <style:style style:name="P9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style:font-name="Arial (W1)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style:font-name="Arial" fo:font-size="8pt" fo:font-weight="bold" style:font-size-asian="8pt" style:font-weight-asian="bold"/>
    </style:style>
    <style:style style:name="P11" style:family="paragraph" style:parent-style-name="Standard">
      <style:paragraph-properties fo:padding-left="1.094cm" fo:padding-right="1.094cm" fo:padding-top="0cm" fo:padding-bottom="1.094cm" fo:border="0.018cm solid #0000ff"/>
      <style:text-properties fo:color="#0000ff" style:font-name="Arial" fo:font-size="8pt" style:text-underline-style="solid" style:text-underline-width="auto" style:text-underline-color="font-color" style:font-size-asian="8pt"/>
    </style:style>
    <style:style style:name="P12" style:family="paragraph" style:parent-style-name="Standard">
      <style:paragraph-properties fo:padding-left="1.094cm" fo:padding-right="1.094cm" fo:padding-top="0cm" fo:padding-bottom="1.094cm" fo:border="0.018cm solid #0000ff"/>
    </style:style>
    <style:style style:name="P13" style:family="paragraph" style:parent-style-name="Standard">
      <style:paragraph-properties fo:padding-left="1.094cm" fo:padding-right="1.094cm" fo:padding-top="0cm" fo:padding-bottom="1.094cm" fo:border="0.018cm solid #0000ff"/>
      <style:text-properties style:font-name="Arial" fo:font-size="8pt" style:text-underline-style="solid" style:text-underline-width="auto" style:text-underline-color="font-color" style:font-size-asian="8pt"/>
    </style:style>
    <style:style style:name="P14" style:family="paragraph" style:parent-style-name="Text_20_body">
      <style:paragraph-properties fo:padding-left="1.094cm" fo:padding-right="1.094cm" fo:padding-top="0cm" fo:padding-bottom="1.094cm" fo:border="0.018cm solid #0000ff"/>
    </style:style>
    <style:style style:name="P15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fo:color="#0000ff" style:font-name="Arial (W1)" fo:font-size="8pt" style:font-size-asian="8pt"/>
    </style:style>
    <style:style style:name="P16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style:font-name="Arial" fo:font-size="8pt" style:font-size-asian="8pt"/>
    </style:style>
    <style:style style:name="P17" style:family="paragraph" style:parent-style-name="Standard">
      <style:paragraph-properties fo:padding-left="1.094cm" fo:padding-right="1.094cm" fo:padding-top="0cm" fo:padding-bottom="1.094cm" fo:border="0.018cm solid #0000ff"/>
      <style:text-properties fo:color="#0000ff" style:font-name="Arial" fo:font-size="8pt" style:text-underline-style="solid" style:text-underline-width="auto" style:text-underline-color="font-color" fo:font-weight="bold" style:font-size-asian="8pt" style:font-weight-asian="bold"/>
    </style:style>
    <style:style style:name="P18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style:font-name="Arial" fo:font-size="8pt" style:text-underline-style="solid" style:text-underline-width="auto" style:text-underline-color="font-color" fo:font-weight="bold" style:font-size-asian="8pt" style:font-weight-asian="bold"/>
    </style:style>
    <style:style style:name="P19" style:family="paragraph" style:parent-style-name="Corps_20_de_20_texte_20_2">
      <style:paragraph-properties fo:padding-left="1.094cm" fo:padding-right="1.094cm" fo:padding-top="0cm" fo:padding-bottom="1.094cm" fo:border="0.018cm solid #0000ff"/>
    </style:style>
    <style:style style:name="P20" style:family="paragraph" style:parent-style-name="Corps_20_de_20_texte_20_2">
      <style:paragraph-properties fo:padding-left="1.094cm" fo:padding-right="1.094cm" fo:padding-top="0cm" fo:padding-bottom="1.094cm" fo:border="0.018cm solid #0000ff"/>
      <style:text-properties fo:font-weight="bold" style:font-weight-asian="bold"/>
    </style:style>
    <style:style style:name="P21" style:family="paragraph" style:parent-style-name="Standard">
      <style:paragraph-properties fo:padding-left="1.094cm" fo:padding-right="1.094cm" fo:padding-top="0cm" fo:padding-bottom="1.094cm" fo:border="0.018cm solid #0000ff"/>
      <style:text-properties fo:font-weight="bold" style:font-weight-asian="bold"/>
    </style:style>
    <style:style style:name="P22" style:family="paragraph" style:parent-style-name="Standard">
      <style:paragraph-properties fo:padding-left="1.094cm" fo:padding-right="1.094cm" fo:padding-top="0cm" fo:padding-bottom="1.094cm" fo:border="0.018cm solid #0000ff"/>
      <style:text-properties style:font-name="Arial" fo:font-size="8pt" style:font-size-asian="8pt"/>
    </style:style>
    <style:style style:name="P23" style:family="paragraph" style:parent-style-name="Standard">
      <style:paragraph-properties fo:text-align="center" style:justify-single-word="false" fo:padding-left="1.094cm" fo:padding-right="1.094cm" fo:padding-top="0cm" fo:padding-bottom="1.094cm" fo:border="0.018cm solid #0000ff"/>
      <style:text-properties style:font-name="Arial Narrow" fo:font-size="8pt" style:font-size-asian="8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25" style:family="paragraph" style:parent-style-name="Standard">
      <style:paragraph-properties fo:text-align="center" style:justify-single-word="false" fo:padding="1.094cm" fo:border="0.018cm solid #0000ff"/>
    </style:style>
    <style:style style:name="P26" style:family="paragraph" style:parent-style-name="Standard">
      <style:paragraph-properties fo:text-align="center" style:justify-single-word="false" fo:padding="1.094cm" fo:border="0.018cm solid #0000ff"/>
      <style:text-properties style:font-name="Book Antiqua"/>
    </style:style>
    <style:style style:name="P27" style:family="paragraph" style:parent-style-name="Preformatted_20_Text">
      <style:paragraph-properties fo:padding-left="1.094cm" fo:padding-right="1.094cm" fo:padding-top="0cm" fo:padding-bottom="1.094cm" fo:border="0.018cm solid #0000ff"/>
    </style:style>
    <style:style style:name="P28" style:family="paragraph" style:parent-style-name="Standard">
      <style:paragraph-properties fo:text-align="center" style:justify-single-word="false" fo:padding="1.094cm" fo:border="0.018cm solid #0000ff"/>
      <style:text-properties style:font-name="Arial" fo:font-size="8pt" fo:language="en" fo:country="GB" fo:font-weight="bold" style:font-size-asian="8pt" style:font-weight-asian="bold"/>
    </style:style>
    <style:style style:name="P29" style:family="paragraph" style:parent-style-name="Standard">
      <style:paragraph-properties fo:padding="1.094cm" fo:border="0.018cm solid #0000ff"/>
    </style:style>
    <style:style style:name="P30" style:family="paragraph" style:parent-style-name="Standard">
      <style:paragraph-properties fo:padding="1.094cm" fo:border="0.018cm solid #0000ff"/>
      <style:text-properties style:font-name="Arial" fo:font-size="8pt" fo:language="en" fo:country="GB" style:text-underline-style="solid" style:text-underline-width="auto" style:text-underline-color="font-color" fo:font-weight="bold" style:font-size-asian="8pt" style:font-weight-asian="bold"/>
    </style:style>
    <style:style style:name="P31" style:family="paragraph" style:parent-style-name="Standard">
      <style:paragraph-properties fo:margin-left="0cm" fo:margin-right="0cm" fo:text-indent="1cm" style:auto-text-indent="false" fo:padding="1.094cm" fo:border="0.018cm solid #0000ff"/>
      <style:text-properties style:font-name="Book Antiqua" fo:font-size="8pt" fo:language="en" fo:country="GB" fo:font-weight="bold" style:font-size-asian="8pt" style:font-weight-asian="bold"/>
    </style:style>
    <style:style style:name="P32" style:family="paragraph" style:parent-style-name="Standard">
      <style:paragraph-properties fo:text-align="center" style:justify-single-word="false" fo:padding="1.094cm" fo:border="0.018cm solid #0000ff"/>
      <style:text-properties style:font-name="Arial (W1)" fo:font-size="8pt" fo:language="en" fo:country="GB" style:font-size-asian="8pt"/>
    </style:style>
    <style:style style:name="P33" style:family="paragraph" style:parent-style-name="Corps_20_de_20_texte_20_3">
      <style:paragraph-properties fo:padding-left="1.094cm" fo:padding-right="1.094cm" fo:padding-top="0cm" fo:padding-bottom="1.094cm" fo:border="0.018cm solid #0000ff"/>
      <style:text-properties style:font-name="Arial (W1)"/>
    </style:style>
    <style:style style:name="P34" style:family="paragraph" style:parent-style-name="Corps_20_de_20_texte_20_3">
      <style:paragraph-properties fo:padding-left="1.094cm" fo:padding-right="1.094cm" fo:padding-top="0cm" fo:padding-bottom="1.094cm" fo:border="0.018cm solid #0000ff"/>
    </style:style>
    <style:style style:name="P35" style:family="paragraph" style:parent-style-name="Standard">
      <style:paragraph-properties fo:padding="1.094cm" fo:border="0.018cm solid #0000ff"/>
      <style:text-properties style:font-name="Arial" fo:font-size="8pt" fo:language="en" fo:country="GB" style:font-size-asian="8pt"/>
    </style:style>
    <style:style style:name="P36" style:family="paragraph" style:parent-style-name="Standard">
      <style:paragraph-properties fo:padding="1.094cm" fo:border="0.018cm solid #0000ff"/>
      <style:text-properties fo:color="#0000ff" style:font-name="Arial (W1)" fo:font-size="8pt" fo:language="en" fo:country="GB" style:text-underline-style="solid" style:text-underline-width="auto" style:text-underline-color="font-color" fo:font-weight="bold" style:font-size-asian="8pt" style:font-weight-asian="bold"/>
    </style:style>
    <style:style style:name="P37" style:family="paragraph" style:parent-style-name="Standard">
      <style:paragraph-properties fo:text-align="center" style:justify-single-word="false" fo:padding="1.094cm" fo:border="0.018cm solid #0000ff"/>
      <style:text-properties style:font-name="Arial (W1)" fo:language="en" fo:country="GB"/>
    </style:style>
    <style:style style:name="P38" style:family="paragraph" style:parent-style-name="Standard">
      <style:paragraph-properties fo:text-align="center" style:justify-single-word="false" fo:padding="1.094cm" fo:border="0.018cm solid #0000ff"/>
      <style:text-properties fo:color="#ff0000" style:font-name="Arial (W1)" fo:language="en" fo:country="GB" style:text-underline-style="solid" style:text-underline-width="auto" style:text-underline-color="font-color"/>
    </style:style>
    <style:style style:name="P39" style:family="paragraph" style:parent-style-name="Standard">
      <style:paragraph-properties fo:text-align="justify" style:justify-single-word="false" fo:padding="1.094cm" fo:border="0.018cm solid #0000ff"/>
      <style:text-properties style:font-name="Arial (W1)" fo:font-size="8pt" fo:language="en" fo:country="GB" style:font-size-asian="8pt"/>
    </style:style>
    <style:style style:name="P40" style:family="paragraph" style:parent-style-name="Standard">
      <style:paragraph-properties fo:text-align="justify" style:justify-single-word="false" fo:padding="1.094cm" fo:border="0.018cm solid #0000ff"/>
    </style:style>
    <style:style style:name="P41" style:family="paragraph" style:parent-style-name="Standard">
      <style:paragraph-properties fo:text-align="justify" style:justify-single-word="false" fo:padding="1.094cm" fo:border="0.018cm solid #0000ff"/>
      <style:text-properties fo:color="#ff0000" style:font-name="Arial (W1)" fo:language="en" fo:country="GB" style:text-underline-style="solid" style:text-underline-width="auto" style:text-underline-color="font-color" fo:font-weight="bold" style:font-weight-asian="bold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 fo:padding="1.094cm" fo:border="0.018cm solid #0000ff"/>
      <style:text-properties style:font-name="Arial (W1)" fo:font-size="8pt" fo:language="en" fo:country="GB" style:font-size-asian="8pt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 fo:padding="1.094cm" fo:border="0.018cm solid #0000ff"/>
    </style:style>
    <style:style style:name="P44" style:family="paragraph" style:parent-style-name="Standard">
      <style:paragraph-properties fo:text-align="justify" style:justify-single-word="false" fo:padding="1.094cm" fo:border="0.018cm solid #0000ff"/>
      <style:text-properties style:font-name="Arial" fo:font-size="8pt" fo:language="en" fo:country="GB" style:font-size-asian="8pt"/>
    </style:style>
    <style:style style:name="P45" style:family="paragraph" style:parent-style-name="Standard">
      <style:paragraph-properties fo:text-align="center" style:justify-single-word="false" fo:padding="1.094cm" fo:border="0.018cm solid #0000ff"/>
      <style:text-properties style:font-name="Arial" fo:font-size="8pt" style:font-size-asian="8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8pt" style:font-size-asian="8pt"/>
    </style:style>
    <style:style style:name="T1" style:family="text">
      <style:text-properties style:font-name="Arial" fo:font-size="11pt" fo:font-weight="bold" style:font-size-asian="11pt" style:font-weight-asian="bold"/>
    </style:style>
    <style:style style:name="T2" style:family="text">
      <style:text-properties fo:color="#ff6600" style:font-name="Arial (W1)" fo:font-size="11pt" fo:font-weight="bold" style:font-size-asian="11pt" style:font-weight-asian="bold"/>
    </style:style>
    <style:style style:name="T3" style:family="text">
      <style:text-properties style:font-name="Arial" fo:font-size="11pt" fo:font-style="italic" fo:font-weight="bold" style:font-size-asian="11pt" style:font-style-asian="italic" style:font-weight-asian="bold"/>
    </style:style>
    <style:style style:name="T4" style:family="text">
      <style:text-properties style:font-name="Book Antiqua" fo:font-size="8pt" style:font-size-asian="8pt"/>
    </style:style>
    <style:style style:name="T5" style:family="text">
      <style:text-properties style:font-name="Arial" fo:font-size="8pt" fo:font-weight="bold" style:font-size-asian="8pt" style:font-weight-asian="bold"/>
    </style:style>
    <style:style style:name="T6" style:family="text">
      <style:text-properties fo:color="#0000ff" style:font-name="Symbol" fo:font-size="8pt" style:text-underline-style="solid" style:text-underline-width="auto" style:text-underline-color="font-color" style:font-size-asian="8pt"/>
    </style:style>
    <style:style style:name="T7" style:family="text">
      <style:text-properties fo:color="#0000ff" style:font-name="Arial" fo:font-size="8pt" style:text-underline-style="solid" style:text-underline-width="auto" style:text-underline-color="font-color" fo:font-weight="bold" style:font-size-asian="8pt" style:font-weight-asian="bold"/>
    </style:style>
    <style:style style:name="T8" style:family="text">
      <style:text-properties style:font-name="Arial" fo:font-size="8pt" style:text-underline-style="solid" style:text-underline-width="auto" style:text-underline-color="font-color" style:font-size-asian="8pt"/>
    </style:style>
    <style:style style:name="T9" style:family="text">
      <style:text-properties style:font-name="Arial" fo:font-size="8pt" style:font-size-asian="8pt"/>
    </style:style>
    <style:style style:name="T10" style:family="text">
      <style:text-properties fo:color="#ff0000" style:font-name="Arial (W1)" fo:font-size="8pt" style:font-size-asian="8pt"/>
    </style:style>
    <style:style style:name="T11" style:family="text">
      <style:text-properties fo:color="#0000ff" style:font-name="Symbol" fo:font-size="8pt" style:text-underline-style="solid" style:text-underline-width="auto" style:text-underline-color="font-color" fo:font-weight="bold" style:font-size-asian="8pt" style:font-weight-asian="bold"/>
    </style:style>
    <style:style style:name="T12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/>
    </style:style>
    <style:style style:name="T13" style:family="text">
      <style:text-properties style:font-name="Arial (W1)" fo:font-size="8pt" style:font-size-asian="8pt"/>
    </style:style>
    <style:style style:name="T14" style:family="text" style:parent-style-name="Internet_20_link">
      <style:text-properties style:font-name="Arial (W1)" fo:font-size="8pt" style:font-size-asian="8pt"/>
    </style:style>
    <style:style style:name="T15" style:family="text">
      <style:text-properties style:text-underline-style="none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style:font-name="Book Antiqua" fo:font-size="8pt" style:text-underline-style="none" fo:font-weight="normal" style:font-size-asian="8pt" style:font-weight-asian="normal"/>
    </style:style>
    <style:style style:name="T18" style:family="text">
      <style:text-properties style:font-name="Book Antiqua" fo:font-size="12pt" fo:font-style="italic" style:font-size-asian="12pt" style:font-style-asian="italic"/>
    </style:style>
    <style:style style:name="T19" style:family="text">
      <style:text-properties style:font-name="Book Antiqu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rial" fo:font-size="8pt" fo:language="en" fo:country="GB" fo:font-weight="bold" style:font-size-asian="8pt" style:font-weight-asian="bold"/>
    </style:style>
    <style:style style:name="T22" style:family="text">
      <style:text-properties fo:color="#0000ff" style:font-name="Arial" fo:font-size="8pt" fo:language="en" fo:country="GB" style:text-underline-style="solid" style:text-underline-width="auto" style:text-underline-color="font-color" fo:font-weight="bold" style:font-size-asian="8pt" style:font-weight-asian="bold"/>
    </style:style>
    <style:style style:name="T23" style:family="text">
      <style:text-properties style:font-name="Arial" fo:font-size="8pt" fo:language="en" fo:country="GB" style:text-underline-style="solid" style:text-underline-width="auto" style:text-underline-color="font-color" fo:font-weight="bold" style:font-size-asian="8pt" style:font-weight-asian="bold"/>
    </style:style>
    <style:style style:name="T24" style:family="text">
      <style:text-properties fo:color="#0000ff" style:font-name="Arial" fo:font-size="8pt" fo:language="en" fo:country="GB" style:font-size-asian="8pt"/>
    </style:style>
    <style:style style:name="T25" style:family="text">
      <style:text-properties fo:color="#0000ff" style:font-name="Arial (W1)" fo:language="en" fo:country="GB" style:text-underline-style="solid" style:text-underline-width="auto" style:text-underline-color="font-color"/>
    </style:style>
    <style:style style:name="T26" style:family="text">
      <style:text-properties fo:color="#0000ff" style:font-name="Arial (W1)" fo:font-size="8pt" fo:language="en" fo:country="GB" style:text-underline-style="solid" style:text-underline-width="auto" style:text-underline-color="font-color" fo:font-weight="bold" style:font-size-asian="8pt" style:font-weight-asian="bold"/>
    </style:style>
    <style:style style:name="T27" style:family="text">
      <style:text-properties fo:color="#0000ff" style:font-name="Arial (W1)" fo:language="en" fo:country="GB"/>
    </style:style>
    <style:style style:name="T28" style:family="text">
      <style:text-properties style:font-name="Arial (W1)" fo:language="en" fo:country="GB"/>
    </style:style>
    <style:style style:name="T29" style:family="text">
      <style:text-properties style:font-name="Arial (W1)" fo:font-size="8pt" fo:language="en" fo:country="GB" style:font-size-asian="8pt"/>
    </style:style>
    <style:style style:name="T30" style:family="text">
      <style:text-properties fo:color="#ff0000" style:font-name="Arial (W1)" fo:font-size="8pt" fo:language="en" fo:country="GB" style:font-size-asian="8pt"/>
    </style:style>
    <style:style style:name="T31" style:family="text">
      <style:text-properties fo:color="#ff0000" style:font-name="Arial (W1)" fo:language="en" fo:country="GB" style:text-underline-style="solid" style:text-underline-width="auto" style:text-underline-color="font-color"/>
    </style:style>
    <style:style style:name="T32" style:family="text" style:parent-style-name="Internet_20_link">
      <style:text-properties style:font-name="Arial (W1)" fo:language="en" fo:country="GB"/>
    </style:style>
    <style:style style:name="T33" style:family="text">
      <style:text-properties fo:color="#ff0000" style:font-name="Arial (W1)" fo:language="en" fo:country="GB" fo:font-weight="bold" style:font-weight-asian="bold"/>
    </style:style>
    <style:style style:name="T34" style:family="text">
      <style:text-properties fo:color="#ff0000" style:font-name="Arial (W1)" fo:language="en" fo:country="GB" style:text-underline-style="solid" style:text-underline-width="auto" style:text-underline-color="font-color" fo:font-weight="bold" style:font-weight-asian="bold"/>
    </style:style>
    <style:style style:name="T35" style:family="text">
      <style:text-properties style:font-name="Arial" fo:font-size="8pt" fo:language="en" fo:country="GB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congresINT /jul04</text:p>
      <text:p text:style-name="P2"/>
      <text:p text:style-name="P3"><text:span text:style-name="T1">TEXTE A FAIRE PARAITRE </text:span><text:span text:style-name="T2">OBLIGATOIREMENT</text:span><text:span text:style-name="T1"> DANS VOS DOCUMENTS </text:span></text:p>
      <text:p text:style-name="P3"><text:span text:style-name="T1">EXTERNES LIES A L’ACCORD AIR FRANCE <text:s/></text:span><text:span text:style-name="T3"><text:s/>« Transporteur Officiel »</text:span></text:p>
      <text:p text:style-name="P4">CECI EST UNE INFORMATION CONTRACTUELLE AUPRES DE VOS PARTICIPANTS.</text:p>
      <text:p text:style-name="P4">LE TEXTE NE PEUT DONC PAS ETRE MODIFIE PAR VOS SOINS.</text:p>
      <text:p text:style-name="P5"/>
      <text:p text:style-name="P5"/>
      <text:p text:style-name="P5"/>
      <text:p text:style-name="P6">NOM ET PRENOM DU PASSAGER</text:p>
      <text:p text:style-name="P6"/>
      <text:p text:style-name="P7"><text:span text:style-name="T4"><text:s text:c="47"/></text:span><text:span text:style-name="T4"><draw:frame draw:style-name="fr1" draw:name="Image1" text:anchor-type="as-char" svg:width="3.542cm" svg:height="0.794cm" draw:z-index="0"><draw:image xlink:href="Pictures/2000003B0001798C000063383D9D8A14.wmf" xlink:type="simple" xlink:show="embed" xlink:actuate="onLoad"/></draw:frame></text:span><text:span text:style-name="T4"> <text:s text:c="37"/></text:span><draw:frame draw:style-name="fr1" draw:name="Image2" text:anchor-type="as-char" svg:width="0.979cm" svg:height="0.847cm" draw:z-index="1"><draw:image xlink:href="Pictures/1000000000000081000000723DFA2129.png" xlink:type="simple" xlink:show="embed" xlink:actuate="onLoad"/></draw:frame></text:p>
      <text:p text:style-name="P8"/>
      <text:p text:style-name="P7">CONGRES OOOCON 2006</text:p>
      <text:p text:style-name="P9"/>
      <text:p text:style-name="P9"/>
      <text:p text:style-name="P7"><text:span text:style-name="T5">Référence à citer : </text:span>AXZE SE <text:s/>6604</text:p>
      <text:p text:style-name="P10"><text:s text:c="9"/>Validité du 08/09/06 au 16/09/06</text:p>
      <text:p text:style-name="P11"/>
      <text:p text:style-name="P12"><text:span text:style-name="T6"></text:span><text:span text:style-name="T7"> Sur le réseau France métropolitaine</text:span><text:span text:style-name="T8"> </text:span></text:p>
      <text:p text:style-name="P10"/>
      <text:p text:style-name="P10">Réductions enregistrées sur GGAIRAFCONGRES</text:p>
      <text:p text:style-name="P13"/>
      <text:p text:style-name="P14">Ce document original vous permettra d’obtenir jusqu'à 45 % de réduction sur le plein tarif d’un aller-retour en classe économique <text:s/>(soumis à conditions) sur le réseau France métropolitaine pour vous rendre à cette manifestation.</text:p>
      <text:p text:style-name="P8"/>
      <text:p text:style-name="P8">Pour réserver et obtenir votre billet électronique, contacter le</text:p>
      <text:p text:style-name="P15">0 820 820 820*</text:p>
      <text:p text:style-name="P16"/>
      <text:p text:style-name="P16">ou votre agence de voyages en France métropolitaine ou votre agence Air France.</text:p>
      <text:p text:style-name="P14">Pour connaître votre agence Air France la plus proche :</text:p>
      <text:p text:style-name="P14"/>
      <text:p text:style-name="P7"><text:span text:style-name="T9"><text:s/></text:span><text:span text:style-name="T10">www.airfrance.fr</text:span></text:p>
      <text:p text:style-name="P17"/>
      <text:p text:style-name="P12"><text:span text:style-name="T11"></text:span><text:span text:style-name="T7"> Sur le réseau international</text:span><text:span text:style-name="T12"> </text:span></text:p>
      <text:p text:style-name="P10">Réductions enregistrées sur GGAIRAFEVENTNEGO</text:p>
      <text:p text:style-name="P18"/>
      <text:p text:style-name="P14">Les agences et centres de réservation AIR FRANCE du monde entier pourront vous proposer, sur présentation </text:p>
      <text:p text:style-name="P14">de ce document original, des tarifs préférentiels (soumis à conditions) en classe économique et affaires </text:p>
      <text:p text:style-name="P14">sur un vol aller-retour au <text:s/>départ de votre pays <text:s/>pour vous rendre à cette manifestation.</text:p>
      <text:p text:style-name="P14"/>
      <text:p text:style-name="P7"><text:span text:style-name="T9">Pour connaître votre agence <text:s/>Air France la plus proche, consulter </text:span><text:span text:style-name="T13">:</text:span></text:p>
      <text:p text:style-name="P8"/>
      <text:p text:style-name="P7"><text:span text:style-name="T13"><text:s/></text:span><text:a xlink:type="simple" xlink:href="http://www.airfrance.com/"><text:span text:style-name="T14">www.airfrance.com</text:span></text:a></text:p>
      <text:p text:style-name="P16"><text:s text:c="2"/></text:p>
      <text:p text:style-name="P19"><text:span text:style-name="T15"><text:s/></text:span><text:span text:style-name="T16"><text:s/>Ce <text:s/>document <text:s/>obligatoire pour l’émission des billets doit étre nominatif (nom-prénom) <text:s text:c="3"/></text:span></text:p>
      <text:p text:style-name="P20"><text:s text:c="7"/>et sera exigé comme <text:s/>justificatif à tout moment du voyage</text:p>
      <text:p text:style-name="P21"/>
      <text:p text:style-name="P22">Les programmes de fidélisation des compagnies partenaires d’Air France permettent d’accumuler des « miles » <text:s/>sur leurs </text:p>
      <text:p text:style-name="P22"><text:s text:c="17"/>programmes <text:s/>en utilisant des vols Air France. <text:s/>Renseignements auprès de votre agence Air France .</text:p>
      <text:p text:style-name="P22"/>
      <text:p text:style-name="P22"/>
      <text:p text:style-name="P7"><text:span text:style-name="T13"><text:s/>* communication tarifée : 0,12€/min<text:tab/><text:tab/><text:tab/><text:tab/></text:span></text:p>
      <text:p text:style-name="P6"/>
      <text:p text:style-name="P8"/>
      <text:p text:style-name="P16"/>
      <text:p text:style-name="P23"/>
      <text:p text:style-name="P16">Société Air France , société anonyme au capital de 1.901.231.625 euros – RCS Bobigny 420495178</text:p>
      <text:p text:style-name="P16">Siège social : 45 rue de Paris, F95704 Roissy Charles de Gaulle cedex, France</text:p>
      <text:p text:style-name="P24"/>
      <text:p text:style-name="P25"><text:span text:style-name="T17">NOM ET PRENOM DU PASSAGER</text:span><text:span text:style-name="T18"> <text:s text:c="2"/></text:span></text:p>
      <text:p text:style-name="P25"><text:span text:style-name="T19"><text:s text:c="28"/></text:span><text:span text:style-name="T19"><draw:frame draw:style-name="fr1" draw:name="Image3" text:anchor-type="as-char" svg:width="3.542cm" svg:height="0.794cm" draw:z-index="2"><draw:image xlink:href="Pictures/2000003B0001798C000063383D9D8A14.wmf" xlink:type="simple" xlink:show="embed" xlink:actuate="onLoad"/></draw:frame></text:span><text:span text:style-name="T19"> <text:s text:c="17"/></text:span><draw:frame draw:style-name="fr1" draw:name="Image4" text:anchor-type="as-char" svg:width="0.979cm" svg:height="0.847cm" draw:z-index="3"><draw:image xlink:href="Pictures/1000000000000081000000723DFA2129.png" xlink:type="simple" xlink:show="embed" xlink:actuate="onLoad"/></draw:frame></text:p>
      <text:p text:style-name="P26"/>
      <text:p text:style-name="P27"><text:tab/><text:tab/><text:tab/><text:tab/><text:tab/><text:span text:style-name="T20">CONGRES OOOCON 2006</text:span></text:p>
      <text:p text:style-name="P12"/>
      <text:p text:style-name="P26"/>
      <text:p text:style-name="P25"><text:span text:style-name="T21">Référence to be quoted : </text:span>AXZE SE <text:s/>6604</text:p>
      <text:p text:style-name="P28"><text:s text:c="3"/>Validity from 08/09/06 to 16/09/06</text:p>
      <text:p text:style-name="P28"/>
      <text:p text:style-name="P29"><text:span text:style-name="T11"></text:span><text:span text:style-name="T22"> On international <text:s/>routes</text:span><text:span text:style-name="T23">  </text:span></text:p>
      <text:p text:style-name="P30"/>
      <text:p text:style-name="P31"><text:s text:c="32"/>Discounts registred under GGAIRAFEVENTNEGO</text:p>
      <text:p text:style-name="P30"/>
      <text:p text:style-name="P32">On presentation of the original of this document AIR FRANCE offices throughout the World</text:p>
      <text:p text:style-name="P32"><text:s/>will offer you preferential fares (suject to conditions) from your country of departure # </text:p>
      <text:p text:style-name="P32">on the regular full fare in business or economy class <text:s/>for your round-trip journey to attend this event.</text:p>
      <text:p text:style-name="P33"><text:s/></text:p>
      <text:p text:style-name="P34">Your nearest Air France <text:s/>office :</text:p>
      <text:p text:style-name="P25"><text:span text:style-name="T24"><text:s/></text:span><text:span text:style-name="T25">www.airfrance.com <text:s/></text:span></text:p>
      <text:p text:style-name="P35"/>
      <text:p text:style-name="P35"/>
      <text:p text:style-name="P29"><text:span text:style-name="T11"></text:span><text:span text:style-name="T26"> On the domestic network within metropolitan France</text:span></text:p>
      <text:p text:style-name="P36"/>
      <text:p text:style-name="P31"><text:s text:c="32"/>Discounts registred under GGAIRAFCONGRES</text:p>
      <text:p text:style-name="P36"/>
      <text:p text:style-name="P32">This original document will entitle you to a rebate of up 45% (subject to conditions) on the regular full fare</text:p>
      <text:p text:style-name="P32"><text:s/>in economy class for your round-trip journey on the Air France metropolitan domestic network .to attend this event.</text:p>
      <text:p text:style-name="P32">To book and obtain your electronic ticket within France, contact</text:p>
      <text:p text:style-name="P32"/>
      <text:p text:style-name="P25"><text:span text:style-name="T27">0 820 820 820*</text:span><text:span text:style-name="T28"> <text:s/></text:span></text:p>
      <text:p text:style-name="P37"/>
      <text:p text:style-name="P32">or your travel agent in metropolitan France or your Air France <text:s/>office .</text:p>
      <text:p text:style-name="P32"/>
      <text:p text:style-name="P25"><text:span text:style-name="T29">Your nearest Air France office in France </text:span><text:span text:style-name="T30">:</text:span></text:p>
      <text:p text:style-name="P25"><text:span text:style-name="T31"><text:s/></text:span><text:a xlink:type="simple" xlink:href="http://www.airfrance.fr/"><text:span text:style-name="T32">www.airfrance.fr</text:span></text:a></text:p>
      <text:p text:style-name="P38"/>
      <text:p text:style-name="P39"><text:s text:c="2"/></text:p>
      <text:p text:style-name="P40"><text:span text:style-name="T33"><text:s text:c="3"/></text:span><text:span text:style-name="T34"><text:s/>This document <text:s/>mandatory to issue the ticket <text:s/>must be nominative (name-surname)</text:span></text:p>
      <text:p text:style-name="P41"><text:s text:c="17"/>and will <text:s/>be required at any point of the journey to justify the fare .</text:p>
      <text:p text:style-name="P41"/>
      <text:p text:style-name="P42">Members of Air France’s partner-carriers will receive “ miles “ on their loyalty programme when using Air France flights. </text:p>
      <text:p text:style-name="P43"><text:span text:style-name="T29"><text:s text:c="55"/>Check</text:span><text:span text:style-name="T35"> details with your Air France office.</text:span></text:p>
      <text:p text:style-name="P35"/>
      <text:p text:style-name="P35"/>
      <text:p text:style-name="P35"/>
      <text:p text:style-name="P44"/>
      <text:p text:style-name="P35">* charge for calls:0,12€/min<text:tab/><text:tab/>.</text:p>
      <text:p text:style-name="P44"/>
      <text:p text:style-name="P44"/>
      <text:p text:style-name="P44"/>
      <text:p text:style-name="P45">Société Air France , société anonyme au au capital de 1.901.231.625 euros – RCS Bobigny 420495178</text:p>
      <text:p text:style-name="P25"><text:span text:style-name="T9">Siège social : 45 rue de Paris, F95704 Roissy Charles de Gaulle cedex, France</text:span></text:p>
      <text:p text:style-name="P46"/>
      <text:p text:style-name="P46"/>
      <text:p text:style-name="P46"/>
      <text:p text:style-name="P46"/>
      <text:p text:style-name="P46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Arial Narrow" svg:font-family="'Arial Narrow'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TW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fr" fo:country="FR" style:font-name-asian="MingLiU" style:font-size-asian="12pt" style:language-asian="zh" style:country-asian="TW" style:font-name-complex="Tahom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center" style:justify-single-word="false" fo:padding="0.035cm" fo:border="0.018cm solid #0000ff"/>
      <style:text-properties style:font-name="Arial"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padding-left="0cm" fo:padding-right="0.035cm" fo:padding-top="1.094cm" fo:padding-bottom="0.035cm" fo:border="0.018cm solid #0000ff" fo:keep-with-next="always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class="extra">
      <style:paragraph-properties fo:padding="0.035cm" fo:border="0.018cm solid #0000ff"/>
      <style:text-properties fo:color="#ff0000" style:font-name="Arial (W1)" fo:font-size="8pt" style:text-underline-style="solid" style:text-underline-width="auto" style:text-underline-color="font-color" fo:font-weight="bold" style:font-size-asian="8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rps_20_de_20_texte_20_2" style:display-name="Corps de texte 2" style:family="paragraph" style:parent-style-name="Standard">
      <style:paragraph-properties fo:padding="0.035cm" fo:border="0.018cm solid #0000ff"/>
      <style:text-properties fo:color="#ff0000" style:font-name="Times New (W1)" style:text-underline-style="solid" style:text-underline-width="auto" style:text-underline-color="font-color"/>
    </style:style>
    <style:style style:name="Corps_20_de_20_texte_20_3" style:display-name="Corps de texte 3" style:family="paragraph" style:parent-style-name="Standard">
      <style:paragraph-properties fo:text-align="center" style:justify-single-word="false" fo:padding-left="0cm" fo:padding-right="0.035cm" fo:padding-top="1.094cm" fo:padding-bottom="0.035cm" fo:border="0.018cm solid #0000ff"/>
      <style:text-properties style:font-name="Arial" fo:font-size="8pt" fo:language="en" fo:country="GB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31cm" fo:margin-bottom="0.432cm" style:dynamic-spacing="true"/>
      </style:header-style>
      <style:footer-style>
        <style:header-footer-properties fo:min-height="0.531cm" fo:margin-top="0.432cm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4$Build-9035</meta:generator>
    <dc:title>MASQUE ENVOI N° AGREMENT POUR IMPRESSION </dc:title>
    <meta:initial-creator>Air France</meta:initial-creator>
    <meta:creation-date>2004-07-23T18:23:00</meta:creation-date>
    <dc:creator>Sophie Gautier</dc:creator>
    <dc:date>2006-06-02T18:21:03</dc:date>
    <meta:print-date>2004-07-23T12:27:00</meta:print-date>
    <dc:language>fr-FR</dc:language>
    <meta:editing-cycles>19</meta:editing-cycles>
    <meta:editing-duration>PT18H56M17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63" meta:word-count="537" meta:character-count="3835"/>
  </office:meta>
</office:document-meta>
</file>